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officeooo:rsid="0005bf04" officeooo:paragraph-rsid="0005bf04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text-properties officeooo:rsid="0009f182" officeooo:paragraph-rsid="0009f182"/>
    </style:style>
    <style:style style:name="P4" style:family="paragraph" style:parent-style-name="Text_20_body" style:list-style-name="L1">
      <style:text-properties officeooo:rsid="0009f182" officeooo:paragraph-rsid="000ff9c7"/>
    </style:style>
    <style:style style:name="P5" style:family="paragraph" style:parent-style-name="Text_20_body" style:list-style-name="L1">
      <style:text-properties officeooo:paragraph-rsid="0009a137"/>
    </style:style>
    <style:style style:name="P6" style:family="paragraph" style:parent-style-name="Text_20_body" style:list-style-name="L1">
      <style:text-properties officeooo:rsid="000ff9c7" officeooo:paragraph-rsid="000ff9c7"/>
    </style:style>
    <style:style style:name="P7" style:family="paragraph" style:parent-style-name="Text_20_body" style:list-style-name="L1">
      <style:text-properties officeooo:rsid="0015217b" officeooo:paragraph-rsid="0015217b"/>
    </style:style>
    <style:style style:name="P8" style:family="paragraph" style:parent-style-name="Text_20_body" style:list-style-name="L1">
      <style:text-properties officeooo:rsid="0015217b" officeooo:paragraph-rsid="00259b40"/>
    </style:style>
    <style:style style:name="P9" style:family="paragraph" style:parent-style-name="Text_20_body" style:list-style-name="L1">
      <style:text-properties officeooo:rsid="00175b9b" officeooo:paragraph-rsid="00175b9b"/>
    </style:style>
    <style:style style:name="P10" style:family="paragraph" style:parent-style-name="Text_20_body" style:list-style-name="L1">
      <style:text-properties officeooo:rsid="0018c6c0" officeooo:paragraph-rsid="0018c6c0"/>
    </style:style>
    <style:style style:name="P11" style:family="paragraph" style:parent-style-name="Text_20_body" style:list-style-name="L1">
      <style:text-properties officeooo:rsid="001b2876" officeooo:paragraph-rsid="001b2876"/>
    </style:style>
    <style:style style:name="P12" style:family="paragraph" style:parent-style-name="Text_20_body" style:list-style-name="L1">
      <style:text-properties officeooo:rsid="0029a128" officeooo:paragraph-rsid="0029a128"/>
    </style:style>
    <style:style style:name="P13" style:family="paragraph" style:parent-style-name="Text_20_body" style:list-style-name="L1">
      <style:text-properties officeooo:rsid="002d0fd2" officeooo:paragraph-rsid="002d0fd2"/>
    </style:style>
    <style:style style:name="P14" style:family="paragraph" style:parent-style-name="Text_20_body" style:list-style-name="L1">
      <style:text-properties officeooo:rsid="00349def" officeooo:paragraph-rsid="00349def"/>
    </style:style>
    <style:style style:name="P15" style:family="paragraph" style:parent-style-name="Text_20_body" style:list-style-name="L1">
      <style:text-properties officeooo:rsid="00379a32" officeooo:paragraph-rsid="00379a32"/>
    </style:style>
    <style:style style:name="P16" style:family="paragraph" style:parent-style-name="Text_20_body">
      <style:text-properties officeooo:rsid="003e15d8" officeooo:paragraph-rsid="003e15d8"/>
    </style:style>
    <style:style style:name="P17" style:family="paragraph" style:parent-style-name="Text_20_body">
      <style:paragraph-properties fo:margin-top="0cm" fo:margin-bottom="0cm" style:contextual-spacing="false"/>
      <style:text-properties officeooo:rsid="003e15d8" officeooo:paragraph-rsid="003e15d8"/>
    </style:style>
    <style:style style:name="P18" style:family="paragraph" style:parent-style-name="Text_20_body" style:list-style-name="L2">
      <style:text-properties officeooo:rsid="003e15d8" officeooo:paragraph-rsid="003e15d8"/>
    </style:style>
    <style:style style:name="P19" style:family="paragraph" style:parent-style-name="Text_20_body" style:list-style-name="L2">
      <style:text-properties officeooo:rsid="004001ad" officeooo:paragraph-rsid="004001ad"/>
    </style:style>
    <style:style style:name="P20" style:family="paragraph" style:parent-style-name="Text_20_body">
      <style:text-properties officeooo:rsid="004001ad" officeooo:paragraph-rsid="004001ad"/>
    </style:style>
    <style:style style:name="P21" style:family="paragraph" style:parent-style-name="Text_20_body" style:list-style-name="L3">
      <style:text-properties officeooo:rsid="004001ad" officeooo:paragraph-rsid="004001ad"/>
    </style:style>
    <style:style style:name="P22" style:family="paragraph" style:parent-style-name="Text_20_body" style:list-style-name="L3">
      <style:text-properties officeooo:rsid="00404495" officeooo:paragraph-rsid="00404495"/>
    </style:style>
    <style:style style:name="P23" style:family="paragraph" style:parent-style-name="Text_20_body" style:list-style-name="L3">
      <style:text-properties officeooo:rsid="0040d3f1" officeooo:paragraph-rsid="0040d3f1"/>
    </style:style>
    <style:style style:name="P24" style:family="paragraph" style:parent-style-name="Text_20_body" style:list-style-name="L3">
      <style:text-properties officeooo:rsid="0040d3f1" officeooo:paragraph-rsid="004b269d"/>
    </style:style>
    <style:style style:name="P25" style:family="paragraph" style:parent-style-name="Text_20_body" style:list-style-name="L3">
      <style:text-properties officeooo:rsid="0040d3f1" officeooo:paragraph-rsid="0058f674"/>
    </style:style>
    <style:style style:name="P26" style:family="paragraph" style:parent-style-name="Text_20_body" style:list-style-name="L3">
      <style:text-properties officeooo:rsid="0040d3f1" officeooo:paragraph-rsid="005912c3"/>
    </style:style>
    <style:style style:name="P27" style:family="paragraph" style:parent-style-name="Text_20_body" style:list-style-name="L3">
      <style:text-properties officeooo:rsid="0040d3f1" officeooo:paragraph-rsid="005a622d"/>
    </style:style>
    <style:style style:name="P28" style:family="paragraph" style:parent-style-name="Text_20_body" style:list-style-name="L3">
      <style:text-properties officeooo:rsid="0040d3f1" officeooo:paragraph-rsid="005c53e4"/>
    </style:style>
    <style:style style:name="P29" style:family="paragraph" style:parent-style-name="Text_20_body" style:list-style-name="L3">
      <style:paragraph-properties fo:margin-top="0cm" fo:margin-bottom="0cm" style:contextual-spacing="false"/>
      <style:text-properties officeooo:rsid="0043b67b" officeooo:paragraph-rsid="0043b67b"/>
    </style:style>
    <style:style style:name="P30" style:family="paragraph" style:parent-style-name="Text_20_body" style:list-style-name="L3">
      <style:text-properties officeooo:rsid="00443a8a" officeooo:paragraph-rsid="00443a8a"/>
    </style:style>
    <style:style style:name="P31" style:family="paragraph" style:parent-style-name="Text_20_body" style:list-style-name="L3">
      <style:text-properties officeooo:rsid="0044eff2" officeooo:paragraph-rsid="0044eff2"/>
    </style:style>
    <style:style style:name="P32" style:family="paragraph" style:parent-style-name="Text_20_body" style:list-style-name="L3">
      <style:text-properties officeooo:rsid="0046778c" officeooo:paragraph-rsid="0046778c"/>
    </style:style>
    <style:style style:name="P33" style:family="paragraph" style:parent-style-name="Text_20_body" style:list-style-name="L3">
      <style:text-properties officeooo:rsid="004b269d" officeooo:paragraph-rsid="00516b97"/>
    </style:style>
    <style:style style:name="P34" style:family="paragraph" style:parent-style-name="Text_20_body" style:list-style-name="L3">
      <style:text-properties officeooo:rsid="004b269d" officeooo:paragraph-rsid="00543627"/>
    </style:style>
    <style:style style:name="P35" style:family="paragraph" style:parent-style-name="Text_20_body" style:list-style-name="L3">
      <style:text-properties officeooo:rsid="005475c1" officeooo:paragraph-rsid="005475c1"/>
    </style:style>
    <style:style style:name="P36" style:family="paragraph" style:parent-style-name="Text_20_body" style:list-style-name="L3">
      <style:text-properties officeooo:rsid="00628ffd" officeooo:paragraph-rsid="0063d76b"/>
    </style:style>
    <style:style style:name="P37" style:family="paragraph" style:parent-style-name="Text_20_body" style:list-style-name="L3">
      <style:text-properties officeooo:rsid="0064f78e" officeooo:paragraph-rsid="0064f78e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09a137"/>
    </style:style>
    <style:style style:name="T2" style:family="text">
      <style:text-properties officeooo:rsid="000b1445"/>
    </style:style>
    <style:style style:name="T3" style:family="text">
      <style:text-properties officeooo:rsid="000b5f76"/>
    </style:style>
    <style:style style:name="T4" style:family="text">
      <style:text-properties officeooo:rsid="000c31ed"/>
    </style:style>
    <style:style style:name="T5" style:family="text">
      <style:text-properties officeooo:rsid="00116cfe"/>
    </style:style>
    <style:style style:name="T6" style:family="text">
      <style:text-properties officeooo:rsid="0013e0c7"/>
    </style:style>
    <style:style style:name="T7" style:family="text">
      <style:text-properties officeooo:rsid="00145987"/>
    </style:style>
    <style:style style:name="T8" style:family="text">
      <style:text-properties officeooo:rsid="0014bd88"/>
    </style:style>
    <style:style style:name="T9" style:family="text">
      <style:text-properties officeooo:rsid="0015217b"/>
    </style:style>
    <style:style style:name="T10" style:family="text">
      <style:text-properties officeooo:rsid="00160989"/>
    </style:style>
    <style:style style:name="T11" style:family="text">
      <style:text-properties officeooo:rsid="0017964f"/>
    </style:style>
    <style:style style:name="T12" style:family="text">
      <style:text-properties officeooo:rsid="0019aea0"/>
    </style:style>
    <style:style style:name="T13" style:family="text">
      <style:text-properties officeooo:rsid="001a5b36"/>
    </style:style>
    <style:style style:name="T14" style:family="text">
      <style:text-properties style:font-name="Liberation Serif" style:font-name-asian="Liberation Serif" style:font-name-complex="Liberation Serif"/>
    </style:style>
    <style:style style:name="T15" style:family="text">
      <style:text-properties style:font-name="Liberation Serif" officeooo:rsid="001b2876" style:font-name-asian="Liberation Serif" style:font-name-complex="Liberation Serif"/>
    </style:style>
    <style:style style:name="T16" style:family="text">
      <style:text-properties style:font-name="Liberation Serif" officeooo:rsid="002192b3" style:font-name-asian="Liberation Serif" style:font-name-complex="Liberation Serif"/>
    </style:style>
    <style:style style:name="T17" style:family="text">
      <style:text-properties style:font-name="Liberation Serif" officeooo:rsid="0022ca43" style:font-name-asian="Liberation Serif" style:font-name-complex="Liberation Serif"/>
    </style:style>
    <style:style style:name="T18" style:family="text">
      <style:text-properties style:font-name="Liberation Serif" officeooo:rsid="0019aea0" style:font-name-asian="Liberation Serif" style:font-name-complex="Liberation Serif"/>
    </style:style>
    <style:style style:name="T19" style:family="text">
      <style:text-properties style:font-name="Liberation Serif" officeooo:rsid="001a5b36" style:font-name-asian="Liberation Serif" style:font-name-complex="Liberation Serif"/>
    </style:style>
    <style:style style:name="T20" style:family="text">
      <style:text-properties style:font-name="Liberation Serif" officeooo:rsid="0023fdbf" style:font-name-asian="Liberation Serif" style:font-name-complex="Liberation Serif"/>
    </style:style>
    <style:style style:name="T21" style:family="text">
      <style:text-properties style:font-name="Liberation Serif" officeooo:rsid="00259b40" style:font-name-asian="Liberation Serif" style:font-name-complex="Liberation Serif"/>
    </style:style>
    <style:style style:name="T22" style:family="text">
      <style:text-properties style:font-name="Liberation Serif" officeooo:rsid="00260148" style:font-name-asian="Liberation Serif" style:font-name-complex="Liberation Serif"/>
    </style:style>
    <style:style style:name="T23" style:family="text">
      <style:text-properties style:font-name="Liberation Serif" officeooo:rsid="00266105" style:font-name-asian="Liberation Serif" style:font-name-complex="Liberation Serif"/>
    </style:style>
    <style:style style:name="T24" style:family="text">
      <style:text-properties style:font-name="Liberation Serif" officeooo:rsid="00276692" style:font-name-asian="Liberation Serif" style:font-name-complex="Liberation Serif"/>
    </style:style>
    <style:style style:name="T25" style:family="text">
      <style:text-properties style:font-name="Liberation Serif" officeooo:rsid="002b6859" style:font-name-asian="Liberation Serif" style:font-name-complex="Liberation Serif"/>
    </style:style>
    <style:style style:name="T26" style:family="text">
      <style:text-properties style:font-name="Liberation Serif" officeooo:rsid="00360d64" style:font-name-asian="Liberation Serif" style:font-name-complex="Liberation Serif"/>
    </style:style>
    <style:style style:name="T27" style:family="text">
      <style:text-properties style:font-name="Liberation Serif" officeooo:rsid="00379a32" style:font-name-asian="Liberation Serif" style:font-name-complex="Liberation Serif"/>
    </style:style>
    <style:style style:name="T28" style:family="text">
      <style:text-properties style:font-name="Liberation Serif" officeooo:rsid="00397adf" style:font-name-asian="Liberation Serif" style:font-name-complex="Liberation Serif"/>
    </style:style>
    <style:style style:name="T29" style:family="text">
      <style:text-properties style:font-name="Liberation Serif" officeooo:rsid="003ad545" style:font-name-asian="Liberation Serif" style:font-name-complex="Liberation Serif"/>
    </style:style>
    <style:style style:name="T30" style:family="text">
      <style:text-properties style:font-name="Liberation Serif" officeooo:rsid="003bfd88" style:font-name-asian="Liberation Serif" style:font-name-complex="Liberation Serif"/>
    </style:style>
    <style:style style:name="T31" style:family="text">
      <style:text-properties style:font-name="Liberation Serif1" style:font-name-asian="Noto Serif CJK SC" style:font-name-complex="Lohit Devanagari1"/>
    </style:style>
    <style:style style:name="T32" style:family="text">
      <style:text-properties style:font-name="Liberation Serif1" officeooo:rsid="00160989" style:font-name-asian="Noto Serif CJK SC" style:font-name-complex="Lohit Devanagari1"/>
    </style:style>
    <style:style style:name="T33" style:family="text">
      <style:text-properties style:font-name="Liberation Serif1" officeooo:rsid="001e2e4f" style:font-name-asian="Noto Serif CJK SC" style:font-name-complex="Lohit Devanagari1"/>
    </style:style>
    <style:style style:name="T34" style:family="text">
      <style:text-properties style:font-name="Liberation Serif1" officeooo:rsid="0020597d" style:font-name-asian="Noto Serif CJK SC" style:font-name-complex="Lohit Devanagari1"/>
    </style:style>
    <style:style style:name="T35" style:family="text">
      <style:text-properties style:font-name="Liberation Serif1" officeooo:rsid="00207b16" style:font-name-asian="Noto Serif CJK SC" style:font-name-complex="Lohit Devanagari1"/>
    </style:style>
    <style:style style:name="T36" style:family="text">
      <style:text-properties officeooo:rsid="00404495"/>
    </style:style>
    <style:style style:name="T37" style:family="text">
      <style:text-properties officeooo:rsid="0040d3f1"/>
    </style:style>
    <style:style style:name="T38" style:family="text">
      <style:text-properties officeooo:rsid="0043b67b"/>
    </style:style>
    <style:style style:name="T39" style:family="text">
      <style:text-properties officeooo:rsid="0044eff2"/>
    </style:style>
    <style:style style:name="T40" style:family="text">
      <style:text-properties officeooo:rsid="0046778c"/>
    </style:style>
    <style:style style:name="T41" style:family="text">
      <style:text-properties officeooo:rsid="00480f72"/>
    </style:style>
    <style:style style:name="T42" style:family="text">
      <style:text-properties officeooo:rsid="004b269d"/>
    </style:style>
    <style:style style:name="T43" style:family="text">
      <style:text-properties officeooo:rsid="004b7c5a"/>
    </style:style>
    <style:style style:name="T44" style:family="text">
      <style:text-properties officeooo:rsid="004cab4f"/>
    </style:style>
    <style:style style:name="T45" style:family="text">
      <style:text-properties officeooo:rsid="004e5a22"/>
    </style:style>
    <style:style style:name="T46" style:family="text">
      <style:text-properties officeooo:rsid="0050b525"/>
    </style:style>
    <style:style style:name="T47" style:family="text">
      <style:text-properties officeooo:rsid="00516b97"/>
    </style:style>
    <style:style style:name="T48" style:family="text">
      <style:text-properties officeooo:rsid="00520b27"/>
    </style:style>
    <style:style style:name="T49" style:family="text">
      <style:text-properties officeooo:rsid="005841a3"/>
    </style:style>
    <style:style style:name="T50" style:family="text">
      <style:text-properties officeooo:rsid="005866f3"/>
    </style:style>
    <style:style style:name="T51" style:family="text">
      <style:text-properties officeooo:rsid="0058f674"/>
    </style:style>
    <style:style style:name="T52" style:family="text">
      <style:text-properties officeooo:rsid="005b29c2"/>
    </style:style>
    <style:style style:name="T53" style:family="text">
      <style:text-properties officeooo:rsid="005f9c29"/>
    </style:style>
    <style:style style:name="T54" style:family="text">
      <style:text-properties officeooo:rsid="00610246"/>
    </style:style>
    <style:style style:name="T55" style:family="text">
      <style:text-properties officeooo:rsid="00624207"/>
    </style:style>
    <style:style style:name="T56" style:family="text">
      <style:text-properties officeooo:rsid="0063d76b"/>
    </style:style>
    <style:style style:name="T57" style:family="text">
      <style:text-properties officeooo:rsid="00645b2a"/>
    </style:style>
    <style:style style:name="T58" style:family="text">
      <style:text-properties officeooo:rsid="0065c21b"/>
    </style:style>
    <style:style style:name="T59" style:family="text">
      <style:text-properties officeooo:rsid="00669a87"/>
    </style:style>
    <style:style style:name="T60" style:family="text">
      <style:text-properties officeooo:rsid="00699777"/>
    </style:style>
    <style:style style:name="T61" style:family="text">
      <style:text-properties officeooo:rsid="006b2c26"/>
    </style:style>
    <style:style style:name="T62" style:family="text">
      <style:text-properties officeooo:rsid="006c4f43"/>
    </style:style>
    <style:style style:name="T63" style:family="text">
      <style:text-properties officeooo:rsid="006cdf44"/>
    </style:style>
    <style:style style:name="T64" style:family="text">
      <style:text-properties officeooo:rsid="00708d1a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SERCIZIO N.1</text:h>
      <text:p text:style-name="P1"/>
      <text:p text:style-name="Text_20_body">Sia dato un sistema di memoria virtuale con paginazione, nel quale vengono indirizzati i byte. Il sistema dispone di TLB (Traslation Look-aside Buffer), su cui si misura sperimentalmente un “hit ratio” del 95%. La tabella delle pagine (“page table”) viene realizzata con uno schema a due livelli, nel quale un indirizzo logico di 64 bit viene suddiviso (da MSB a LSB) in 3 parti: p1, p2 e d, rispettivamente di 40 bit, 12 bit e 12 bit. Non si utilizzano ulteriori strutture dati (quali tabelle di hash o inverted page table) per velocizzare gli accessi. La memoria virtuale viene gestita con paginazione a richiesta.</text:p>
      <text:p text:style-name="P2"/>
      <text:p text:style-name="Text_20_body">Si risponda alle seguenti domande.</text:p>
      <text:list xml:id="list1944393839" text:style-name="L1">
        <text:list-item>
          <text:p text:style-name="P5"><text:span text:style-name="T1">Supponendo che la memoria RAM abbia tempo di accesso di 200 ns, si calcoli il tempo effettivo di accesso (EAT) per il caso proposto (TLB hit ratio = 95%), assumendo che il tempo di accesso alla TLB sia trascurabile.</text:span></text:p>
          <text:p text:style-name="P9"><text:span text:style-name="T11">h</text:span> = 95%<text:tab/>T(RAM) = 200 ns</text:p>
          <text:p text:style-name="P4"><text:span text:style-name="T9">EAT(pt)</text:span> = <text:span text:style-name="T10">(1-h) * T(RAM) + 3 * h * T(RAM) = </text:span><text:s/>0.95 * 200 + 3 * (0.0<text:span text:style-name="T6">5</text:span><text:span text:style-name="T2">*200</text:span>) <text:span text:style-name="T3">= </text:span><text:span text:style-name="T7">2</text:span><text:span text:style-name="T8">2</text:span><text:span text:style-name="T7">0</text:span><text:span text:style-name="T3"> </text:span><text:span text:style-name="T4">ns</text:span></text:p>
        </text:list-item>
        <text:list-item>
          <text:p text:style-name="P6">Si consideri ora la frequenza di page fault p. Ipotizzando che un page fault sia servito in 5 ms, quanto deve valere p affiché si possa garantire un degrade massimo del 20% <text:span text:style-name="T5">per EAT (causato sia della TLB che dei page fault)? Si tratta di un valore massimo o minimo di p?</text:span></text:p>
          <text:p text:style-name="P10">T(pf) = 5 ms</text:p>
          <text:p text:style-name="P7">EAT(pf) = (1-p) * EAT(pt) <text:span text:style-name="T10">+ p * T(pf) </text:span><text:span text:style-name="T12">= (1-p) * 220 </text:span><text:span text:style-name="T13">ns </text:span><text:span text:style-name="T12">+ p * 5 * 10^6 </text:span><text:span text:style-name="T13">ns</text:span></text:p>
          <text:p text:style-name="P11">EAT(pf) <text:span text:style-name="T14">≤</text:span><text:span text:style-name="T31"> </text:span><text:span text:style-name="T34">0.2 * (</text:span><office:annotation office:name="__Annotation__5_1504147486" loext:resolved="false"><dc:creator>Autore sconosciuto</dc:creator><dc:date>2023-05-27T18:24:49.792412128</dc:date><text:p text:style-name="P38"><text:span text:style-name="T65">6 * T(RAM)</text:span></text:p><text:p text:style-name="P38"><text:span text:style-name="T65">il caso peggiore in assoluto, ovvero 3 sono per l’accesso in RAM per il TLB miss, +3 sono per l’accesso in RAM per risolvere il page fault</text:span></text:p></office:annotation><text:span text:style-name="T33">6 </text:span><text:span text:style-name="T32">* T(</text:span><text:span text:style-name="T35">RAM</text:span><text:span text:style-name="T32">)</text:span><text:span text:style-name="T34">)</text:span><text:span text:style-name="T32"> </text:span><office:annotation-end office:name="__Annotation__5_1504147486"/></text:p>
          <text:p text:style-name="P8"><text:span text:style-name="T32">(1-p) * EAT(pt) + p * T(pf) </text:span><text:span text:style-name="T15">≤ </text:span><text:span text:style-name="T16">1.2 * T(RAM) </text:span><text:span text:style-name="T17">=&gt; </text:span><text:span text:style-name="T18">(1-p) * 220 </text:span><text:span text:style-name="T19">ns </text:span><text:span text:style-name="T18">+ p * 5 * 10^6 </text:span><text:span text:style-name="T19">ns</text:span><text:span text:style-name="T32"> </text:span><text:span text:style-name="T15">≤ </text:span><text:span text:style-name="T16">1.2 * T(RAM) </text:span><text:span text:style-name="T20">=&gt; </text:span><text:span text:style-name="T21">220 + p * (4999780) </text:span><text:span text:style-name="T15">≤ </text:span><text:span text:style-name="T21">240 =&gt; p </text:span><text:span text:style-name="T15">≤ </text:span><text:span text:style-name="T21">(20 / 4999780) </text:span><text:span text:style-name="T22">= 0,000004 </text:span><text:span text:style-name="T23">= </text:span><text:span text:style-name="T24">4 * 10^6</text:span></text:p>
          <text:p text:style-name="P12"><text:span text:style-name="T24">È </text:span><text:span text:style-name="T14">il valore massimo perché a seconda della disuguaglianza p arriverà massimo a </text:span><text:span text:style-name="T24">4 * 10^6</text:span></text:p>
        </text:list-item>
        <text:list-item>
          <text:p text:style-name="P13"><text:span text:style-name="T25">A</text:span><text:span text:style-name="T14">l fine di valutare un algoritmo A di sostituzione pagine, si sono simultate/provate tre stringhe di riferimento w1, w2, w3 aventi lunghezza, rispettivamente len(w1) = 3*10^6, len(w2) = 10^6 e len(w3) = 2*10^6. Le simulazioni hanno generato, rispettivamente, 120, 50 e 75 page fault. Le tre stringhe hanno probabilità (di rappresentare una generica esecuzione nel sistema reale) p1=0.4, p2=0.2 e p3=0.4. Si calcoli la probabilità empirica f (frequenza attesa) di un page fault nel sistema reale.</text:span></text:p>
          <text:p text:style-name="P14"><text:span text:style-name="T14">f(A) = </text:span><text:span text:style-name="T26">Σ</text:span><text:span text:style-name="T27">_w</text:span><text:span text:style-name="T26"> p(w) * F(A, w) / len(w)</text:span></text:p>
          <text:p text:style-name="P15"><text:span text:style-name="T26">f</text:span><text:span text:style-name="T14">(A</text:span><text:span text:style-name="T30">)</text:span><text:span text:style-name="T14"> = 0.4 * 120 / 3*10^6 </text:span><text:span text:style-name="T28">+ 0.2 * 50 / 10^6 + 0.4 * 75 / (2*10^6) </text:span><text:span text:style-name="T29">= 0,000041 = 41*10^6</text:span></text:p>
        </text:list-item>
      </text:list>
      <text:p text:style-name="P17"><text:span text:style-name="T14"/></text:p>
      <text:h text:style-name="Heading_20_2" text:outline-level="2">ESERCIZIO n.2</text:h>
      <text:p text:style-name="P16">Un file eseguibile contiene, in sequenza:</text:p>
      <text:list text:style-name="L2">
        <text:list-item>
          <text:p text:style-name="P18">un header di dimensione 5KB,</text:p>
        </text:list-item>
        <text:list-item>
          <text:p text:style-name="P18"><text:soft-page-break/>un segmento di testo (programma e altro) di dimensione 10.5 MB</text:p>
        </text:list-item>
        <text:list-item>
          <text:p text:style-name="P19">un segmento dati (globali) di dimensione 9 MB</text:p>
        </text:list-item>
      </text:list>
      <text:p text:style-name="P20">Il file viene salvato in un file system F basato su inode standard (10 puntatori diretti, 1 indiretto singolo, 1 doppio, 1 triplo), basati su blocchi di dimensione di 4 KB e indici (puntatori a blocchi) da 32 bit.</text:p>
      <text:p text:style-name="P20">Si risponda alle domande seguenti:</text:p>
      <text:list xml:id="list3327817929" text:style-name="L3">
        <text:list-item>
          <text:p text:style-name="P21">È necessario che il segmento di testo e il segmento dati inizino dall’inizio di un blocco?</text:p>
        </text:list-item>
        <text:list-item>
          <text:p text:style-name="P21">Qual è la dimensione (indipendente dal file system) del file e quale è la sua occupazione (misurata in blocchi) nel file system F?</text:p>
          <text:p text:style-name="P21">|file| = |header| + |testo| + |dati| = 5 KB + 10.5 MB + 9 MB = 19.5 MB <text:span text:style-name="T42">= 19973 KB</text:span></text:p>
          <text:p text:style-name="P22">occupazione = 19973 <text:span text:style-name="T43">K</text:span>B / <text:span text:style-name="T37">4 KB = 499</text:span><text:span text:style-name="T44">3.</text:span><text:span text:style-name="T45">2</text:span><text:span text:style-name="T44">5 = 4994</text:span><text:span text:style-name="T37"> blocchi</text:span></text:p>
        </text:list-item>
        <text:list-item>
          <text:p text:style-name="P24">Calcolare la frammentazione interna (per i soli blocchi di dato)</text:p>
          <text:p text:style-name="P33"><text:span text:style-name="T36">occupazione</text:span> = 499<text:span text:style-name="T45">3</text:span> * 4KB <text:span text:style-name="T45">+ 0,25 * 4KB </text:span><text:span text:style-name="T46">= 19973 KB <text:tab/></text:span><text:span text:style-name="T47">=&gt; </text:span></text:p>
          <text:p text:style-name="P34"><text:span text:style-name="T47">frammentazione = (1 </text:span><text:span text:style-name="T39">– </text:span><text:span text:style-name="T47">0,25) * 4KB = </text:span><text:span text:style-name="T48">4994*4 </text:span><text:span text:style-name="T39">–</text:span><text:span text:style-name="T48"> 19973 = </text:span><text:span text:style-name="T47">3 KB</text:span></text:p>
        </text:list-item>
        <text:list-item>
          <text:p text:style-name="P35">Quanti blocchi di indice sono necessari per rappresentare il file? (dire anche a livelli appartengono, se indiretto singolo, doppio e/o triplo)</text:p>
          <text:p text:style-name="P29">numero indici per blocco = 4 KB / 4 byte = 1024 indici</text:p>
          <text:p text:style-name="P30">numero blocchi dati totali = <text:span text:style-name="T49">19973</text:span> / 4 KB = <text:span text:style-name="T50">4994</text:span> blocchi</text:p>
          <text:list>
            <text:list-item>
              <text:p text:style-name="P31">direct blocks</text:p>
              <text:list>
                <text:list-header>
                  <text:p text:style-name="P25"><text:span text:style-name="T39">numero </text:span><text:span text:style-name="T40">blocchi </text:span><text:span text:style-name="T39">rimasti da allocare </text:span><text:span text:style-name="T38">= </text:span><text:span text:style-name="T50">4994</text:span><text:span text:style-name="T39"> – 10 = </text:span><text:span text:style-name="T50">49</text:span><text:span text:style-name="T51">8</text:span><text:span text:style-name="T50">4</text:span></text:p>
                </text:list-header>
              </text:list>
            </text:list-item>
            <text:list-item>
              <text:p text:style-name="P31">single indirect blocks</text:p>
              <text:list>
                <text:list-header>
                  <text:p text:style-name="P26"><text:span text:style-name="T39">numero </text:span><text:span text:style-name="T40">blocchi </text:span><text:span text:style-name="T39">rimasti da allocare</text:span><text:span text:style-name="T38"> </text:span><text:span text:style-name="T39">= </text:span><text:span text:style-name="T50">49</text:span><text:span text:style-name="T51">8</text:span><text:span text:style-name="T50">4</text:span><text:span text:style-name="T39"> – 1024 = 3960</text:span></text:p>
                </text:list-header>
              </text:list>
            </text:list-item>
            <text:list-item>
              <text:p text:style-name="P32">double indirect blocks</text:p>
              <text:list>
                <text:list-header>
                  <text:p text:style-name="P27"><text:span text:style-name="T39">numero </text:span><text:span text:style-name="T40">blocchi </text:span><text:span text:style-name="T39">rimasti da allocare </text:span><text:span text:style-name="T40">= </text:span><text:span text:style-name="T39">3960</text:span><text:span text:style-name="T40"> – </text:span><text:span text:style-name="T41">(</text:span><text:span text:style-name="T53">4</text:span><text:span text:style-name="T40">*1024</text:span><text:span text:style-name="T41">)</text:span><text:span text:style-name="T40"> = -</text:span><text:span text:style-name="T54">136</text:span></text:p>
                  <text:p text:style-name="P28"><text:span text:style-name="T52">136 </text:span><text:span text:style-name="T55">sono i blocchi che non verranno utilizzati</text:span></text:p>
                </text:list-header>
              </text:list>
              <text:p text:style-name="P36">numero di blocchi utilizzati = 1 <text:span text:style-name="T56">single</text:span> + (1 <text:span text:style-name="T56">outer double </text:span>+ 4 <text:span text:style-name="T56">inner double</text:span>) = 6 <text:span text:style-name="T57">blocchi</text:span></text:p>
            </text:list-item>
          </text:list>
        </text:list-item>
        <text:list-item>
          <text:p text:style-name="P37">Supponendo di mantenere invariati l’header e il segmento di testo, quanto dovrebbe essere grande il segmento dati per rendere necessario il livello indiretto triplo?</text:p>
          <text:p text:style-name="P37"><text:span text:style-name="T60">X</text:span> <text:span text:style-name="T60">= </text:span><text:span text:style-name="T59">(</text:span>(1024*1024) <text:span text:style-name="T58">+</text:span> 1024 <text:span text:style-name="T58">+</text:span> 10<text:span text:style-name="T60">) * 4 </text:span><text:span text:style-name="T61">KB + 5 KB + 10.</text:span><text:span text:style-name="T62">5 * 1024 KB – </text:span><text:span text:style-name="T63">19973 KB </text:span><text:span text:style-name="T64">= 4091 MB</text:span></text:p>
          <text:p text:style-name="P37"/>
          <text:p text:style-name="P23"/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7:42:24.076210047</meta:creation-date>
    <dc:date>2023-05-27T20:22:49.470215671</dc:date>
    <meta:editing-duration>PT2H39M38S</meta:editing-duration>
    <meta:editing-cycles>103</meta:editing-cycles>
    <meta:generator>LibreOffice/7.4.5.1$Linux_X86_64 LibreOffice_project/40$Build-1</meta:generator>
    <meta:document-statistic meta:table-count="0" meta:image-count="0" meta:object-count="0" meta:page-count="2" meta:paragraph-count="42" meta:word-count="789" meta:character-count="4079" meta:non-whitespace-character-count="3336"/>
  </office:meta>
</office:document-meta>
</file>